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2f45" officeooo:paragraph-rsid="001fd6b9" style:font-size-asian="14pt" style:font-size-complex="16pt"/>
    </style:style>
    <style:style style:name="P2" style:family="paragraph" style:parent-style-name="Standard">
      <style:text-properties officeooo:paragraph-rsid="001fd6b9"/>
    </style:style>
    <style:style style:name="P3" style:family="paragraph" style:parent-style-name="Standard">
      <style:paragraph-properties fo:text-align="center" style:justify-single-word="false"/>
      <style:text-properties fo:font-size="24pt" officeooo:rsid="00122f45" officeooo:paragraph-rsid="001fd6b9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22f45" officeooo:paragraph-rsid="001fd6b9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fda2c" officeooo:paragraph-rsid="001fda2c" style:font-size-asian="14pt" style:font-size-complex="16pt"/>
    </style:style>
    <style:style style:name="P6" style:family="paragraph" style:parent-style-name="Standard">
      <style:paragraph-properties fo:margin-top="0in" fo:margin-bottom="0.1in" style:contextual-spacing="false" fo:text-align="center" style:justify-single-word="false"/>
      <style:text-properties fo:font-size="16pt" officeooo:rsid="001fda2c" officeooo:paragraph-rsid="001fda2c" style:font-size-asian="14pt" style:font-size-complex="16pt"/>
    </style:style>
    <style:style style:name="T1" style:family="text">
      <style:text-properties officeooo:rsid="00173e0b"/>
    </style:style>
    <style:style style:name="T2" style:family="text">
      <style:text-properties officeooo:rsid="001fda2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20a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Perfect American Quran</text:p>
      <text:p text:style-name="P5">or</text:p>
      <text:p text:style-name="P6">The Perfect American Recitation<text:line-break/><text:span text:style-name="T3">or</text:span></text:p>
      <text:p text:style-name="P5"><text:span text:style-name="T3">The Perfect American Recitation of the Century</text:span></text:p>
      <text:p text:style-name="P1"/>
      <text:p text:style-name="P1"/>
      <text:p text:style-name="P1"/>
      <text:p text:style-name="P1"/>
      <text:p text:style-name="P1">A <text:span text:style-name="T4">Perfect</text:span> <text:span text:style-name="T1">Modern</text:span> American English Translation of the Glorious <text:span text:style-name="T2">Arabic </text:span>Quran</text:p>
      <text:p text:style-name="P1">without insertions or additional commentar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nslated and Compiled by Steven Spiros Angelaki I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1:44.309000000</meta:creation-date>
    <dc:date>2025-04-03T20:11:50.244000000</dc:date>
    <meta:editing-duration>PT21M54S</meta:editing-duration>
    <meta:editing-cycles>3</meta:editing-cycles>
    <meta:generator>LibreOffice/7.6.4.1$Windows_X86_64 LibreOffice_project/e19e193f88cd6c0525a17fb7a176ed8e6a3e2aa1</meta:generator>
    <meta:print-date>2025-04-03T20:15:30.270000000</meta:print-date>
    <meta:printed-by>PDF files</meta:printed-by>
    <meta:document-statistic meta:table-count="0" meta:image-count="0" meta:object-count="0" meta:page-count="1" meta:paragraph-count="7" meta:word-count="41" meta:character-count="278" meta:non-whitespace-character-count="244"/>
  </office:meta>
</office:document-meta>
</file>